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5-10-2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7984" calcext:value-type="float">
            <text:p>112.6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5-07-21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264" calcext:value-type="float">
            <text:p>112.6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5-04-24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9176" calcext:value-type="float">
            <text:p>112.2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5-01-2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4-10-18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4-07-26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4-04-15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9992" calcext:value-type="float">
            <text:p>111.9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4-01-2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3-10-19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3-06-20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3-03-16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2-08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2-07-0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2-03-2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1-12-2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1-10-06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1-05-0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1208" calcext:value-type="float">
            <text:p>111.0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0-12-0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0-09-09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0-06-09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20-02-20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9-10-1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9-06-0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8-10-1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8-07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8-04-0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8-01-1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5264" calcext:value-type="float">
            <text:p>109.9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7-09-22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7-05-2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7-02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6-07-1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6-04-14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372" calcext:value-type="float">
            <text:p>109.7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6-02-02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0192" calcext:value-type="float">
            <text:p>109.7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5-10-2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5-07-16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5-04-0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5-01-06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2072" calcext:value-type="float">
            <text:p>109.5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4-10-1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7248" calcext:value-type="float">
            <text:p>109.8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4-08-0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4-04-0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4-01-14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3-07-02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3-04-03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3-01-08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2-10-05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1632" calcext:value-type="float">
            <text:p>109.8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2-07-25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2-05-02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94" calcext:value-type="float">
            <text:p>109.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2-01-1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1-10-0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1-07-2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1-04-11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1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0-10-08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0-07-13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6728" calcext:value-type="float">
            <text:p>109.4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0-04-0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5456" calcext:value-type="float">
            <text:p>109.1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10-01-11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9-10-08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0528" calcext:value-type="float">
            <text:p>109.3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9-07-02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9-04-13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5728" calcext:value-type="float">
            <text:p>109.0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9-01-07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8-10-16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8-07-1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2784" calcext:value-type="float">
            <text:p>109.1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8-04-0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8-01-0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3432" calcext:value-type="float">
            <text:p>108.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7-10-0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7-07-0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7-05-01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7-01-29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6-10-0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6-07-27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6-04-26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6-02-0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4792" calcext:value-type="float">
            <text:p>108.4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5-10-04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0448" calcext:value-type="float">
            <text:p>108.7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5-07-07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5-03-2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7152" calcext:value-type="float">
            <text:p>108.2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4-11-15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4-07-28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4-04-26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3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6216" calcext:value-type="float">
            <text:p>107.6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2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1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5152" calcext:value-type="float">
            <text:p>107.5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1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3504" calcext:value-type="float">
            <text:p>107.2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0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06" calcext:value-type="float">
            <text:p>107.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200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0832" calcext:value-type="float">
            <text:p>107.2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9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8096" calcext:value-type="float">
            <text:p>107.4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9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8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58" calcext:value-type="float">
            <text:p>107.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7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6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6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2104" calcext:value-type="float">
            <text:p>107.5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104" calcext:value-type="float">
            <text:p>107.8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6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9096" calcext:value-type="float">
            <text:p>107.8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6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5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684" calcext:value-type="float">
            <text:p>108.0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5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4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4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4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3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93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0624" calcext:value-type="float">
            <text:p>107.1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80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7728" calcext:value-type="float">
            <text:p>106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79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42" calcext:value-type="float">
            <text:p>105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79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8312" calcext:value-type="float">
            <text:p>106.1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79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79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79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7768" calcext:value-type="float">
            <text:p>106.3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7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8144" calcext:value-type="float">
            <text:p>106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1957</text:p>
          </table:table-cell>
          <table:table-cell office:value-type="string" calcext:value-type="string">
            <text:p>14S/11E-01DDD</text:p>
          </table:table-cell>
          <table:table-cell office:value-type="string" calcext:value-type="string">
            <text:p>197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7832" calcext:value-type="float">
            <text:p>106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2" meta:object-count="0"/>
    <meta:user-defined meta:name="AppVersion">3.0</meta:user-defined>
  </office:meta>
</office:document-meta>
</file>